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3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Normal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Normal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7" style:family="table-cell" style:parent-style-name="Normal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9.558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" table:number-rows-spanned="2" table:style-name="ce6">
            <text:p>Setting up a VPN connection to an Azure Virtual Network: Connect an on-premises network to an Azure Virtual Network using Azure VPN Gateway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Setup a basic CI/CD pipeline: Create a simple continuous integration and continuous deployment pipeline using tools like Git, Jenkins, and a cloud platform like AWS or Azure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AWS EC2 Instance Automation: Write scripts to automatically launch and terminate AWS EC2 instances based on a schedule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Simple Chat Application: Create a real-time chat application using AWS API Gateway and AWS Lambda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Data Backup and Restore: Develop a script to automate regular backups of a database to Amazon S3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Infrastructure as Code (IaC) with Terraform: Use Terraform to define and manage cloud infrastructure resources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Build a basic chatbot: Create a chatbot using a chatbot framework like Botpress or Rasa and deploy it on a cloud platform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Containerize a web application with Docker: Dockerize a simple web application and deploy it using Docker containers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Serverless Contact Form: Implement a serverless contact form using AWS API Gateway, AWS Lambda, and Amazon SES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Setting up Azure Cognitive Services: Integrate Azure's AI-powered Cognitive Services, such as Computer Vision or Text Analytics, into an application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Set up a basic load balancer: Configure a load balancer like HAProxy or Nginx to distribute incoming traffic across multiple servers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Serverless File Sharing App: Develop a serverless file-sharing application using AWS Lambda, Amazon S3, and Amazon DynamoDB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Serverless Image Resizer: Build a serverless application using AWS Lambda to resize images uploaded to an S3 bucket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Creating a static website on Azure Storage: Host a basic HTML/CSS website using Azure Storage's static website feature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Static Website Hosting: Host a static website on Amazon S3 and make it publicly accessible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Creating a simple IoT solution with Azure IoT Hub: Connect a simulated IoT device to Azure IoT Hub and visualize the data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3" table:style-name="ce7">
            <text:p>Implementing Azure Functions: Create serverless functions in Azure to perform specific tasks.</text:p>
          </table:table-cell>
          <table:table-cell table:number-columns-repeated="16383"/>
        </table:table-row>
        <table:table-row table:number-rows-repeated="2"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Building a virtual machine (VM) in Azure: Deploy and configure a virtual machine on Microsoft Azure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Building a data-driven application with Azure Cosmos DB: Create a simple web application that utilizes Azure Cosmos DB for data storage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Implement version control for configuration files: Use version control tools like Git to manage and track changes to configuration files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Simple IoT Device Integration: Integrate an IoT device with AWS IoT Core to send and receive messages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Configuring a web application firewall (WAF) with Azure Application Gateway: Protect a web application by setting up a Web Application Firewall in Azure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Cost Monitoring Tool: Create a tool to monitor AWS costs and send notifications when expenses exceed a predefined budget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Developing a chatbot with Azure Bot Service: Build a basic chatbot using Azure Bot Service and integrate it with popular messaging platforms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6">
            <text:p>Automate server configuration with Ansible: Use Ansible to automate the provisioning and configuration of servers or virtual machines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5">
            <text:p>Real-time Analytics Dashboard: Build a real-time analytics dashboard using AWS services like Amazon Kinesis and Amazon QuickSight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office:value-type="string" table:number-columns-spanned="1" table:number-rows-spanned="2" table:style-name="ce3">
            <text:p>Real-time Analytics Dashboard: Build a real-time analytics dashboard using AWS services like Amazon Kinesis and Amazon QuickSight.</text:p>
          </table:table-cell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Jesla Joseph</meta:initial-creator>
    <dc:creator>Jesla Joseph</dc:creator>
    <meta:creation-date>2024-09-20T10:48:32Z</meta:creation-date>
    <dc:date>2024-09-20T10:49:31Z</dc:date>
  </office:meta>
</office:document-meta>
</file>